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language-asian="zh" style:country-asian="C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CIM系统设计</text:p>
      <text:p text:style-name="Standard"/>
      <text:p text:style-name="Standard">业务视图</text:p>
      <text:p text:style-name="Standard"/>
      <text:p text:style-name="Standard">设计视图</text:p>
      <text:p text:style-name="Standard"/>
      <text:p text:style-name="Standard">部署视图</text:p>
      <text:p text:style-name="P1">在该平台建议使用低功耗高性能嵌入设备作为主要运行设备。</text:p>
      <text:p text:style-name="P1">其优点有：</text:p>
      <text:p text:style-name="P1">1、模块化部署，一台设备只部署一个功能模块，可以出厂时规划好部署规则，在现场只需配置好参数就完成部署；出现问题时只需更换相应功能的设备模块就可以解决问题；</text:p>
      <text:p text:style-name="P1">2、不需占用服务器U位，对于IDC机房业主，占用每个服务器U位都是在占用纯利润，嵌入式模块可以挂在机柜不占用U位的位置或者机房内墙。</text:p>
      <text:p text:style-name="P1">3、需求量估算方便，可以根据估计的一台设备监控的机柜数量及所需功能判断一个新项目所需的模块设备数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宋体"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宋体"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4-21T17:05:02.966679471</meta:creation-date>
    <dc:date>2017-04-24T16:53:32.06</dc:date>
    <meta:editing-duration>PT50M33S</meta:editing-duration>
    <meta:editing-cycles>4</meta:editing-cycles>
    <meta:generator>OpenOffice.org/3.3$Win32 OpenOffice.org_project/330m20$Build-9567</meta:generator>
    <meta:document-statistic meta:table-count="0" meta:image-count="0" meta:object-count="0" meta:page-count="1" meta:paragraph-count="9" meta:word-count="125" meta:character-count="245"/>
  </office:meta>
</office:document-meta>
</file>